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officeooo:rsid="001e00fb"/>
    </style:style>
    <style:style style:name="T4" style:family="text">
      <style:text-properties officeooo:rsid="001e4dd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officeooo:rsid="001fb063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color="#ed1c24" fo:font-weight="normal" style:font-weight-asian="normal" style:font-weight-complex="normal"/>
    </style:style>
    <style:style style:name="T10" style:family="text">
      <style:text-properties officeooo:rsid="002142ce"/>
    </style:style>
    <style:style style:name="T11" style:family="text">
      <style:text-properties officeooo:rsid="002378e4"/>
    </style:style>
    <style:style style:name="T12" style:family="text">
      <style:text-properties officeooo:rsid="0024ab9b"/>
    </style:style>
    <style:style style:name="T13" style:family="text">
      <style:text-properties officeooo:rsid="0024ae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ating <text:s/>1EH5 <text:s/>0 <text:s/>1 <text:s/>2 <text:s/>3* <text:s text:c="2"/>4* <text:s text:c="2"/>5 <text:s/>6 <text:s/>7 <text:s/>8</text:p>
      <text:p text:style-name="Standard">Treating <text:s/>1EK4 <text:s/>0* <text:s text:c="2"/>10 <text:s/>11 <text:s/>12 <text:s/>13 <text:s/>14 <text:s/>1 <text:s/>2* <text:s text:c="2"/>3 <text:s/>4 <text:s/>5 <text:s/>6 <text:s/>7 <text:s/>8 <text:s/>9</text:p>
      <text:p text:style-name="Standard">Treating <text:s/>1O84 <text:s/>0 <text:s/>1 <text:span text:style-name="T3">REMOVE</text:span></text:p>
      <text:p text:style-name="Standard">Treating <text:s/>1PZX <text:s/>0* <text:s text:c="2"/>1 <text:s/>2 <text:s/>3 <text:s/>4 <text:s/>5 <text:s/>6</text:p>
      <text:p text:style-name="Standard">Treating <text:s/>1TED <text:span text:style-name="T2"><text:s/>0 </text:span><text:s/>10 <text:s/>11 <text:s/>12 <text:s/>13 <text:s/>14 <text:s/>15 <text:s/>16 <text:s/>17 <text:s/>18 <text:s/>19 <text:s/>1 <text:s/>20 <text:s/>21 <text:s/>22 <text:s/>23 <text:s/>24 <text:s/>25 <text:s/>26 <text:span text:style-name="T2"><text:s/>2 </text:span><text:s/>3 <text:s/>4 <text:s/>5 <text:s/>6 <text:s/>7 <text:s/>8 <text:s/>9 </text:p>
      <text:p text:style-name="Standard">Treating <text:s/>1UK8 <text:s/><text:span text:style-name="T2">0</text:span> <text:s/>1 <text:s/>2 <text:s/>3 <text:s/>4 <text:s/>5</text:p>
      <text:p text:style-name="Standard">Treating <text:s/>1XVP <text:s/><text:span text:style-name="T2">0</text:span> <text:s/>10 <text:s/>11 <text:s/>12 <text:s/>13 <text:s/>14 <text:s/>15 <text:s/>16 <text:s/>17 <text:s/>18 <text:s/>19 <text:s/>1 <text:s/>20 <text:s/>21 <text:s/>22 <text:s/>23 <text:s/>24 <text:s/>25 <text:s/>26 <text:s/>27 <text:s/>2 <text:s/>3 <text:s/>4 <text:s/>5 <text:s/>6 <text:s/>7 <text:s/>8 <text:s/>9</text:p>
      <text:p text:style-name="Standard">Treating <text:s/>2IWZ <text:s/><text:span text:style-name="T2">0</text:span> <text:s/>10 <text:s/>11 <text:s/>12 <text:s/>13 <text:s/>14 <text:s/>15 <text:s/>16 <text:s/>17 <text:s/>18 <text:s/>19 <text:s/>1 <text:s/>20 <text:s/>21 <text:s/>22 <text:s/>23 <text:s/>24 <text:s/>25 <text:s/>2 <text:s/>3 <text:s/><text:span text:style-name="T2">4</text:span> <text:s/>5 <text:s/>6 <text:s/>7 <text:s/>8 <text:s/>9</text:p>
      <text:p text:style-name="Standard">Treating <text:s/>2IX4 <text:s/><text:span text:style-name="T2">0</text:span> <text:s/>10 <text:s/>11 <text:s/>12 <text:s/>13 <text:s/>14 <text:s/>15 <text:s/>16 <text:s/>17 <text:s/>18 <text:s/>19 <text:s/><text:span text:style-name="T2">1</text:span> <text:s/>20 <text:s/>21 <text:s/>22 <text:s/>23 <text:s/>24 <text:s/>25 <text:s/>26 <text:s/>27 <text:s/>2 <text:s/>3 <text:s/>4 <text:s/>5 <text:s/>6 <text:s/>7 <text:s/>8 <text:s/>9</text:p>
      <text:p text:style-name="Standard">Treating <text:s/>2PFC <text:s/>0* <text:s text:c="2"/>1 <text:s/>2 <text:s/>3</text:p>
      <text:p text:style-name="Standard">Treating <text:s/>2QHS <text:s/><text:span text:style-name="T2">0</text:span> <text:s/>1 <text:s/>2 <text:s/>3 <text:s/>4 <text:s/>5 <text:s/>6</text:p>
      <text:p text:style-name="Standard">Treating <text:s/>2VDF <text:s/>0 <text:s/>10 <text:s/>1 <text:s/>2 <text:s/>3 <text:s/>4 <text:s/>5 <text:s/>6 <text:s/>7 <text:s/>8 <text:s/>9 <text:span text:style-name="T4">REMOVE no FA pocket</text:span></text:p>
      <text:p text:style-name="Standard">Treating <text:s/>3A7A <text:s/>0* <text:s text:c="2"/>10 <text:s/>11 <text:s/>12 <text:s/>13 <text:s/>14 <text:s/>15 <text:s/>16 <text:s/>17 <text:s/>18 <text:s/>19 <text:s/>1 <text:s/>20 <text:s/>21 <text:s/>22 <text:s/>2 <text:span text:style-name="T5"><text:s/></text:span><text:span text:style-name="T6">3</text:span> <text:s/>4 <text:s/>5 <text:s/>6 <text:s/>7 <text:s/>8 <text:s/>9</text:p>
      <text:p text:style-name="Standard">Treating <text:s/>3L1N <text:s/>0* <text:s text:c="2"/>1 <text:s/>2 <text:span text:style-name="T7">PAS de pocjet FA </text:span></text:p>
      <text:p text:style-name="Standard">Treating <text:s/>3NYI <text:s/>0* <text:s text:c="2"/>10 <text:s/>1 <text:s/>2 <text:s/>3 <text:s/>4 <text:s/>5 <text:s/>6 <text:s/>7 <text:s/>8 <text:s/>9</text:p>
      <text:p text:style-name="Standard">Treating <text:s/>3OCJ <text:s/>0* <text:s text:c="2"/>1 <text:s/>2 <text:s/>3 <text:s/>4 <text:s/>5 <text:s/>6 <text:s/>7 <text:s/>8 <text:s/>9</text:p>
      <text:p text:style-name="Standard">Treating <text:s/>3PL5 <text:s/>0* <text:s text:c="2"/>1 <text:s/>2 <text:s/>3 <text:s/>4 <text:s/>5 <text:s/>6 <text:s/>7</text:p>
      <text:p text:style-name="Standard">Treating <text:s/>3QLM <text:s/>0* <text:s text:c="2"/>1</text:p>
      <text:p text:style-name="Standard">Treating <text:s/>3TZY <text:s/>0 <text:s/>10 <text:s/>11 <text:s/>12 <text:s/>13 <text:s/>14 <text:span text:style-name="T8"><text:s/>1 <text:s/>2</text:span> <text:s/>3 <text:s/>4 <text:s/>5 <text:s/>6 <text:s/>7 <text:s/>8 <text:s/>9</text:p>
      <text:p text:style-name="Standard">Treating <text:s/>3U9Q <text:s/>0 <text:s/>1 <text:s/>2* <text:s text:c="2"/>3 <text:s/>4 <text:s/>5 <text:s/>6 <text:s/>7 <text:span text:style-name="T10">parfait </text:span></text:p>
      <text:p text:style-name="Standard">Treating <text:s/>3V2N <text:s/>0 <text:s/>1 <text:s/>2 <text:s/>3* <text:s text:c="2"/>4 <text:s/>5</text:p>
      <text:p text:style-name="Standard">Treating <text:s/>4A2N <text:s/>0 <text:s/>1 <text:s/><text:span text:style-name="T8">2 </text:span><text:s/>3 <text:s/>4</text:p>
      <text:p text:style-name="Standard">Treating <text:s/>4C6H <text:s/><text:span text:style-name="T8">0</text:span> <text:s/>1 <text:s/>2 <text:s/>3 <text:s/>4</text:p>
      <text:p text:style-name="Standard">Treating <text:s/>4HYJ <text:s/>0 <text:s/>1 <text:s/>2* <text:s text:c="2"/>3 <text:s/>4 <text:s/>5 <text:s/>6* <text:s text:c="2"/>7 <text:s/>8* </text:p>
      <text:p text:style-name="Standard">Treating <text:s/>4MND <text:s/>0 <text:s/>10 <text:s/>11 <text:s/>12 <text:s/>13 <text:s/>14 <text:s/>15 <text:s/>16 <text:s/>17* <text:s text:c="2"/>18 <text:s/>19 <text:s/>1 <text:s/>2 <text:s/>3 <text:s/>4 <text:s/>5 <text:s/>6 <text:s/>7 <text:s/>8 <text:s/>9</text:p>
      <text:p text:style-name="Standard">Treating <text:s/>4Q95 <text:s/>0* <text:s text:c="2"/>1* <text:s text:c="2"/>2 <text:s/>3 <text:s/>4 <text:s/>5 <text:s/>6 <text:s/>7 <text:s/>8</text:p>
      <text:p text:style-name="Standard">Treating <text:s/>4RPM <text:s/>0* <text:s text:c="2"/>10 <text:s/>11 <text:s/>12 <text:s/>13 <text:s/>14 <text:s/>15 <text:s/>16 <text:s/>17 <text:s/>18 <text:s/>19 <text:s/>1 <text:s/>2 <text:s/>3 <text:s/>4 <text:s/>5 <text:s/>6 <text:s/>7 <text:s/>8 <text:s/>9</text:p>
      <text:p text:style-name="Standard">Treating <text:s/>4RSC <text:s/>0 <text:s/>10 <text:s/>11 <text:s/>12 <text:s/>13 <text:s/>14 <text:s/>15 <text:s/>16 <text:s/>17 <text:s/>18 <text:s/>19 <text:s/>1* <text:s text:c="2"/>20 <text:s/>21 <text:s/>22 <text:s/>23 <text:s/>24 <text:s/>25 <text:s/>26 <text:s/>27 <text:s/>28 <text:s/>2* <text:s text:c="2"/>3 <text:s/>4 <text:s/>5 <text:s/>6 <text:s/>7 <text:s/>8 <text:s/>9</text:p>
      <text:p text:style-name="Standard">Treating <text:s/>4S0X <text:s/>0 <text:s/>10 <text:s/>11 <text:s/>12 <text:s/>13* <text:s text:c="2"/>14 <text:s/>15 <text:s/>16 <text:s/>17 <text:s/>18 <text:s/>19 <text:s/>1 <text:s/>20 <text:s/>21 <text:s/>22 <text:s/>2 <text:s/>3 <text:s/>4 <text:s/>5 <text:s/>6 <text:s/>7 <text:s/>8 <text:s/>9</text:p>
      <text:p text:style-name="Standard">Treating <text:s/>4RW5 <text:s/>0* <text:s text:c="2"/>10 <text:s/>11* <text:s text:c="2"/>12 <text:s/>13 <text:s/>1 <text:s/>2 <text:s/>3 <text:s/>4 <text:s/>5 <text:s/>6 <text:s/>7 <text:s/>8 <text:s/>9* </text:p>
      <text:p text:style-name="Standard">Treating <text:s/>4XRF <text:s/>0 <text:s/>10 <text:s/>11* <text:s text:c="2"/>1 <text:s/>2 <text:s/>3 <text:s/>4 <text:s/>5 <text:s/>6 <text:s/>7 <text:s/>8 <text:s/>9</text:p>
      <text:p text:style-name="Standard">Treating <text:s/>4Y1K <text:s/>0 <text:s/>10 <text:s/>11 <text:s/>12 <text:s/>13 <text:s/>14 <text:s/>15 <text:s/>16 <text:s/>17 <text:s/>18 <text:s/>19 <text:s/>1 <text:s/>20 <text:s/>21 <text:s/>22 <text:s/>23 <text:s/>24 <text:s/>25 <text:s/>26 <text:s/>27 <text:s/>28 <text:s/>29 <text:s/>2 <text:s/>30 <text:s/>31 <text:s/>32 <text:s/>33 <text:s/>34 <text:s/>35 <text:s/>36 <text:s/>37 <text:s/>38 <text:s/>39 <text:s/>3 <text:s/>40 <text:s/>41 <text:s/>42 <text:s/>43 <text:s/>44 <text:s/>45 <text:s/>46 <text:s/>47 <text:s/>48 <text:s/>49 <text:s/>4 <text:s/>50 <text:s/>51 <text:s/>52 <text:s/>53 <text:s/>54 <text:s/>55 <text:s/>56 <text:s/>57 <text:s/>58 <text:s/>59 <text:s/>5 <text:s/>60 <text:s/>61 <text:s/>62 <text:s/>63 <text:s/>64 <text:s/>65 <text:s/>66 <text:s/>67 <text:s/>68 <text:s/>69 <text:s/>6 <text:s/>70 <text:s/>71 <text:s/>72 <text:s/>73 <text:s/>74 <text:s/>75 <text:s/>76 <text:s/>77 <text:s/>78 <text:s/>79 <text:s/>7 <text:s/>80 <text:s/>8 <text:s/>9 <text:span text:style-name="T11">REMOVE to big no FA pocket </text:span></text:p>
      <text:p text:style-name="Standard"><text:soft-page-break/>Treating <text:s/>4YFA <text:s/>0 <text:s/>10 <text:s/>11 <text:s/>12 <text:s/>13 <text:s/>14 <text:s/>15 <text:s/>16 <text:s/>17 <text:s/>18 <text:s/>19 <text:s/>1 <text:s/>20 <text:s/>21 <text:s/>22 <text:s/>23 <text:s/>24 <text:s/>25 <text:s/>26 <text:s/>27 <text:s/>28 <text:s/>29<text:span text:style-name="T8"> <text:s/>2* <text:s/></text:span><text:s/>30 <text:s/>31 <text:s/>32 <text:s/>33 <text:s/>34 <text:s/>35 <text:s/>36 <text:s/>37 <text:s/>38 <text:s/>39 <text:s/>3* <text:s text:c="2"/>40 <text:s/>41 <text:s/>42 <text:s/>43 <text:s/>44 <text:s/>4 <text:s/>5 <text:s/>6* <text:s text:c="2"/>7 <text:s/>8 <text:s/>9</text:p>
      <text:p text:style-name="Standard">Treating <text:s/>4ZR1 <text:s/>0 <text:s/>1* <text:s text:c="2"/><text:span text:style-name="T8">2</text:span> <text:s/><text:span text:style-name="T6">3</text:span> <text:s/>4* <text:s text:c="2"/>5 <text:s/>6 <text:s/>7 <text:s/>8 <text:s/>9</text:p>
      <text:p text:style-name="Standard">Treating <text:s/>5D91 <text:s/>0 <text:s/>10 <text:s/>1 <text:s/>2 <text:s/>3 <text:s/>4* <text:s text:c="2"/>5* <text:s text:c="2"/>6 <text:s/>7 <text:s/>8* <text:s text:c="2"/>9</text:p>
      <text:p text:style-name="Standard">Treating <text:s/>5DQQ <text:s/>0 <text:s/>10 <text:s/>11 <text:s/>12 <text:s/>13 <text:s/>14 <text:s/>15 <text:s/>16 <text:s/>17 <text:s/>18 <text:s/>19 <text:s/>1 <text:s/>20 <text:s/>21 <text:s/>22 <text:s/>23 <text:s/>24 <text:s/>25 <text:s/>26 <text:s/>27 <text:s/>28 <text:s/>29 <text:s/>2 <text:s/>30 <text:s/>31 <text:s/>32 <text:s/>33 <text:s/>34 <text:s/>35 <text:s/>36 <text:s/>37 <text:s/>3 <text:s/>4 <text:s/>5 <text:s/>6 <text:s/>7 <text:s/>8 <text:s/>9 <text:span text:style-name="T12">REMOVE pas </text:span></text:p>
      <text:p text:style-name="Standard">Treating <text:s/>5HCN <text:s/>0* <text:s text:c="2"/>1 <text:s/>2 <text:s/>3 <text:s/>4 <text:s/>5 <text:s/>6 <text:s/>7 <text:s/>8 <text:s/>9</text:p>
      <text:p text:style-name="Standard">Treating <text:s/>5JMO <text:s/>0 <text:s/>10 <text:s/>11 <text:s/>12 <text:s/>1 <text:s/>2 <text:s/>3 <text:s/>4 <text:s/>5 <text:s/>6 <text:s/>7 <text:s/>8 <text:s/>9 <text:span text:style-name="T13">PAS de poches FA </text:span></text:p>
      <text:p text:style-name="Standard">Treating <text:s/>5O9U <text:s/>0* <text:s text:c="2"/>10 <text:s/>11 <text:s/>12 <text:s/>1 <text:s/>2 <text:s/>3 <text:s/>4 <text:s/>5 <text:s/>6 <text:s/>7 <text:s/>8 <text:s/>9 <text:span text:style-name="T13">Tres grosse poche pas spé avec autre ligand REMOVE</text:span></text:p>
      <text:p text:style-name="Standard">Treating <text:s/>5UWZ <text:s/>0* <text:s text:c="2"/>1* <text:s text:c="2"/>2 <text:s/>3 <text:s/>4 <text:s/>5 <text:s/>6 <text:s/>7 <text:s/>8 <text:s/>9 </text:p>
      <text:p text:style-name="Standard">Treating <text:s/>6A94 <text:s/>0 <text:s/>10 <text:s/><text:span text:style-name="T8">11</text:span> <text:s/>12 <text:s/>13 <text:s/>1 <text:s/>2 <text:s/>3 <text:s/>4 <text:s/>5 <text:s/>6 <text:s/>7 <text:s/>8 <text:s/>9</text:p>
      <text:p text:style-name="Standard">Treating <text:s/>6BML <text:s/>0* <text:s text:c="2"/>10 <text:s/>11 <text:s/>12 <text:s/>13 <text:s/>14 <text:s/>15 <text:s/>16 <text:s/>17 <text:s/>18 <text:s/>19 <text:s/>1* <text:s text:c="2"/>20 <text:s/>21 <text:s/>22 <text:s/>2 <text:s/>3 <text:s/>4 <text:s/>5 <text:s/>6 <text:s/>7 <text:s/>8 <text:s/>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09:36:33.074467448</meta:creation-date>
    <meta:generator>LibreOffice/6.0.7.3$Linux_X86_64 LibreOffice_project/00m0$Build-3</meta:generator>
    <dc:date>2019-04-04T11:43:35.985125935</dc:date>
    <meta:editing-duration>PT1H31M47S</meta:editing-duration>
    <meta:editing-cycles>8</meta:editing-cycles>
    <meta:document-statistic meta:table-count="0" meta:image-count="0" meta:object-count="0" meta:page-count="2" meta:paragraph-count="42" meta:word-count="785" meta:character-count="3157" meta:non-whitespace-character-count="1653"/>
  </office:meta>
</office:document-meta>
</file>